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2,570,270,10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2,163,974,95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4,360,775,649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5,780,069,046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0,271,342,086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8,683,848,563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7,311,196,335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8,122,838,14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6,206,331,261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3,454,935,940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4,860,969,077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8,914,078,351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4,377,310,293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2,273,007,553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1,183,059,012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7,453,007,372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3,142,153,75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2,066,031,83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1,473,261,837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2,943,685,719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1,803,372,266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,746,360,430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9,587,322,786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25:03.628264705</dc:date>
    <meta:editing-duration>PT6H16M54S</meta:editing-duration>
    <meta:editing-cycles>174</meta:editing-cycles>
    <meta:generator>LibreOffice/7.2.6.2$Linux_X86_64 LibreOffice_project/20$Build-2</meta:generator>
    <meta:document-statistic meta:table-count="1" meta:cell-count="48" meta:object-count="0"/>
  </office:meta>
</office:document-meta>
</file>